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pperplate Gothic Bold" svg:font-family="'Copperplate Gothic Bold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visibility="hidden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list-style-name="L4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list-style-name="L5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list-style-name="L5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6" style:family="graphic" style:list-style-name="L5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7" style:family="graphic" style:list-style-name="L4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8" style:family="graphic" style:list-style-name="L5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9" style:family="graphic" style:list-style-name="L5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10" style:family="graphic" style:list-style-name="L5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11" style:family="graphic" style:list-style-name="L4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12" style:family="graphic" style:list-style-name="L5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13" style:family="graphic" style:list-style-name="L5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pr1" style:family="presentation" style:parent-style-name="Default-title">
      <style:graphic-properties draw:stroke="none" draw:fill="none" draw:fill-color="#ffffff" fo:min-height="3.507cm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6.144cm" fo:min-width="0cm" fo:padding-top="0.098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fo:min-height="16.242cm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505cm" fo:min-width="0cm" fo:padding-top="0.098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fo:min-height="15.603cm" draw:shadow-color="#808080"/>
    </style:style>
    <style:style style:name="pr8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9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83cm" fo:min-width="0cm" fo:padding-top="0.098cm" fo:padding-bottom="0cm" fo:padding-left="0cm" fo:padding-right="0cm" fo:wrap-option="wrap" draw:shadow-color="#808080"/>
    </style:style>
    <style:style style:name="pr10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703cm" fo:min-width="0cm" fo:padding-top="0.098cm" fo:padding-bottom="0cm" fo:padding-left="0cm" fo:padding-right="0cm" fo:wrap-option="wrap" draw:shadow-color="#808080"/>
    </style:style>
    <style:style style:name="pr12" style:family="presentation" style:parent-style-name="Default-title">
      <style:graphic-properties draw:auto-grow-height="true" fo:min-height="3.507cm"/>
    </style:style>
    <style:style style:name="pr13" style:family="presentation" style:parent-style-name="Default-outline1">
      <style:graphic-properties fo:min-height="11.929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title">
      <style:graphic-properties fo:min-height="3.507cm"/>
    </style:style>
    <style:style style:name="pr16" style:family="presentation" style:parent-style-name="Default-outline1">
      <style:graphic-properties fo:min-height="15.35cm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577cm" fo:min-width="0cm" fo:padding-top="0.224cm" fo:padding-bottom="0cm" fo:padding-left="0cm" fo:padding-right="0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83cm" fo:min-width="0cm" fo:padding-top="0.098cm" fo:padding-bottom="0cm" fo:padding-left="0cm" fo:padding-right="0cm" fo:wrap-option="wrap" draw:shadow-color="#808080"/>
    </style:style>
    <style:style style:name="pr19" style:family="presentation" style:parent-style-name="Default-outline1">
      <style:graphic-properties draw:stroke="none" draw:fill="none" draw:fill-color="#ffffff" fo:min-height="12.181cm" draw:shadow-color="#808080"/>
    </style:style>
    <style:style style:name="pr20" style:family="presentation" style:parent-style-name="Default-outline1">
      <style:graphic-properties draw:stroke="none" draw:fill="none" draw:fill-color="#ffffff" fo:min-height="15.801cm" draw:shadow-color="#808080"/>
    </style:style>
    <style:style style:name="pr21" style:family="presentation" style:parent-style-name="Default-outline1">
      <style:graphic-properties draw:stroke="none" draw:fill="none" draw:fill-color="#ffffff" fo:min-height="21cm" draw:shadow-color="#808080"/>
    </style:style>
    <style:style style:name="P1" style:family="paragraph">
      <style:paragraph-properties fo:margin-left="0.299cm" fo:margin-right="0cm" fo:margin-top="0cm" fo:margin-bottom="0.498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  <style:text-properties fo:font-size="40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6" style:family="paragraph">
      <style:paragraph-properties fo:margin-left="2.151cm" fo:margin-right="0cm" fo:margin-top="0.282cm" fo:margin-bottom="0cm" fo:line-height="100%" fo:text-align="center" fo:text-indent="-1.834cm" style:punctuation-wrap="hanging" style:line-break="strict"/>
      <style:text-properties fo:font-size="36pt"/>
    </style:style>
    <style:style style:name="P7" style:family="paragraph">
      <style:paragraph-properties fo:margin-left="2.151cm" fo:margin-right="0cm" fo:margin-top="0.282cm" fo:margin-bottom="0cm" fo:line-height="100%" fo:text-align="center" fo:text-indent="-1.834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8" style:family="paragraph">
      <style:paragraph-properties fo:margin-left="0.952cm" fo:margin-right="0cm" fo:margin-top="0cm" fo:margin-bottom="0.502cm" fo:line-height="93%" fo:text-indent="-0.952cm" style:line-break="strict"/>
    </style:style>
    <style:style style:name="P9" style:family="paragraph">
      <style:paragraph-properties fo:margin-left="0.952cm" fo:margin-right="0cm" fo:margin-top="0cm" fo:margin-bottom="0.498cm" fo:line-height="93%" fo:text-indent="-0.952cm" style:punctuation-wrap="hanging" style:line-break="strict"/>
    </style:style>
    <style:style style:name="P10" style:family="paragraph">
      <style:paragraph-properties fo:margin-left="0.952cm" fo:margin-right="0cm" fo:margin-top="0cm" fo:margin-bottom="0.498cm" fo:line-height="93%" fo:text-indent="-0.952cm" style:line-break="strict"/>
    </style:style>
    <style:style style:name="P11" style:family="paragraph">
      <style:paragraph-properties fo:margin-left="0.952cm" fo:margin-right="0cm" fo:margin-top="0cm" fo:margin-bottom="0.498cm" fo:line-height="93%" fo:text-align="center" fo:text-indent="-0.952cm" style:punctuation-wrap="hanging" style:line-break="strict"/>
    </style:style>
    <style:style style:name="P12" style:family="paragraph">
      <style:paragraph-properties fo:margin-left="0.952cm" fo:margin-right="0cm" fo:margin-top="0cm" fo:margin-bottom="0.498cm" fo:line-height="93%" fo:text-align="center" fo:text-indent="-0.952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13" style:family="paragraph">
      <style:paragraph-properties fo:margin-left="0.952cm" fo:margin-right="0cm" fo:margin-top="0cm" fo:margin-bottom="0.498cm" fo:line-height="93%" fo:text-align="center" fo:text-indent="-0.952cm" style:punctuation-wrap="hanging" style:line-break="strict">
        <style:tab-stops>
          <style:tab-stop style:position="0cm"/>
          <style:tab-stop style:position="1.499cm"/>
          <style:tab-stop style:position="3.955cm"/>
          <style:tab-stop style:position="6.411cm"/>
          <style:tab-stop style:position="8.867cm"/>
          <style:tab-stop style:position="11.324cm"/>
          <style:tab-stop style:position="13.78cm"/>
          <style:tab-stop style:position="16.236cm"/>
          <style:tab-stop style:position="18.692cm"/>
          <style:tab-stop style:position="21.149cm"/>
          <style:tab-stop style:position="23.605cm"/>
          <style:tab-stop style:position="26.061cm"/>
          <style:tab-stop style:position="28.517cm"/>
          <style:tab-stop style:position="28.998cm"/>
        </style:tab-stops>
      </style:paragraph-properties>
    </style:style>
    <style:style style:name="P14" style:family="paragraph">
      <style:text-properties fo:font-size="20pt"/>
    </style:style>
    <style:style style:name="P15" style:family="paragraph">
      <style:paragraph-properties fo:margin-left="0.952cm" fo:margin-right="0cm" fo:margin-top="0.264cm" fo:margin-bottom="0cm" fo:line-height="93%" fo:text-indent="-0.952cm" style:punctuation-wrap="hanging" style:line-break="strict"/>
    </style:style>
    <style:style style:name="P16" style:family="paragraph">
      <style:paragraph-properties fo:margin-left="0.952cm" fo:margin-right="0cm" fo:margin-top="0.158cm" fo:margin-bottom="0cm" fo:line-height="93%" fo:text-align="center" fo:text-indent="-0.952cm" style:punctuation-wrap="hanging" style:line-break="strict"/>
    </style:style>
    <style:style style:name="P17" style:family="paragraph">
      <style:paragraph-properties fo:line-height="90%" style:punctuation-wrap="hanging" style:line-break="strict"/>
    </style:style>
    <style:style style:name="P18" style:family="paragraph">
      <style:paragraph-properties fo:line-height="100%" style:punctuation-wrap="hanging" style:line-break="strict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paragraph-properties fo:margin-left="0.952cm" fo:margin-right="0cm" fo:margin-top="0.317cm" fo:margin-bottom="0cm" fo:line-height="84%" fo:text-align="center" fo:text-indent="-0.952cm" style:punctuation-wrap="hanging" style:line-break="strict"/>
    </style:style>
    <style:style style:name="P21" style:family="paragraph">
      <style:paragraph-properties fo:margin-left="0.952cm" fo:margin-right="0cm" fo:margin-top="0.317cm" fo:margin-bottom="0cm" fo:line-height="84%" fo:text-align="center" fo:text-indent="-0.952cm" style:punctuation-wrap="hanging" style:line-break="strict">
        <style:tab-stops>
          <style:tab-stop style:position="0cm"/>
          <style:tab-stop style:position="1.499cm"/>
          <style:tab-stop style:position="3.955cm"/>
          <style:tab-stop style:position="6.411cm"/>
          <style:tab-stop style:position="8.867cm"/>
          <style:tab-stop style:position="11.324cm"/>
          <style:tab-stop style:position="13.78cm"/>
          <style:tab-stop style:position="16.236cm"/>
          <style:tab-stop style:position="18.692cm"/>
          <style:tab-stop style:position="21.149cm"/>
          <style:tab-stop style:position="23.605cm"/>
          <style:tab-stop style:position="26.061cm"/>
          <style:tab-stop style:position="28.517cm"/>
          <style:tab-stop style:position="28.998cm"/>
        </style:tab-stops>
      </style:paragraph-properties>
    </style:style>
    <style:style style:name="P22" style:family="paragraph">
      <style:paragraph-properties fo:margin-left="0.952cm" fo:margin-right="0cm" fo:margin-top="0cm" fo:margin-bottom="0cm" fo:line-height="93%" fo:text-indent="-0.952cm" style:line-break="strict"/>
    </style:style>
    <style:style style:name="P23" style:family="paragraph">
      <style:paragraph-properties fo:margin-left="0.952cm" fo:margin-right="0cm" fo:margin-top="0.317cm" fo:margin-bottom="0cm" fo:line-height="93%" fo:text-indent="-0.952cm" style:punctuation-wrap="hanging" style:line-break="strict"/>
    </style:style>
    <style:style style:name="P24" style:family="paragraph">
      <style:paragraph-properties fo:margin-left="0.952cm" fo:margin-right="0cm" fo:margin-top="0.317cm" fo:margin-bottom="0cm" fo:line-height="93%" fo:text-align="center" fo:text-indent="-0.952cm" style:punctuation-wrap="hanging" style:line-break="strict"/>
    </style:style>
    <style:style style:name="P25" style:family="paragraph">
      <style:paragraph-properties fo:margin-left="0.952cm" fo:margin-right="0cm" fo:margin-top="0cm" fo:margin-bottom="0cm" fo:line-height="93%" fo:text-indent="-0.952cm" style:punctuation-wrap="hanging" style:line-break="strict"/>
    </style:style>
    <style:style style:name="P26" style:family="paragraph">
      <style:paragraph-properties fo:margin-left="0.952cm" fo:margin-right="0cm" fo:margin-top="0cm" fo:margin-bottom="0cm" fo:line-height="93%" fo:text-align="center" fo:text-indent="-0.952cm" style:punctuation-wrap="hanging" style:line-break="strict"/>
    </style:style>
    <style:style style:name="P27" style:family="paragraph">
      <style:text-properties style:font-name="Verdana" fo:font-size="36pt" style:font-size-asian="36pt" style:font-size-complex="36pt"/>
    </style:style>
    <style:style style:name="T1" style:family="text">
      <style:text-properties fo:color="#ff0000" fo:language="en" fo:country="AU"/>
    </style:style>
    <style:style style:name="T2" style:family="text">
      <style:text-properties fo:language="en" fo:country="AU"/>
    </style:style>
    <style:style style:name="T3" style:family="text">
      <style:text-properties fo:color="#ffff66" style:font-name="Verdana" fo:font-size="40pt" fo:language="en" fo:country="US" fo:font-weight="bold" style:font-name-asian="DejaVu Sans1" style:font-size-asian="40pt" style:font-weight-asian="bold" style:font-name-complex="DejaVu Sans1" style:font-size-complex="40pt" style:font-weight-complex="bold"/>
    </style:style>
    <style:style style:name="T4" style:family="text">
      <style:text-properties fo:color="#ffffff" style:font-name="Verdana" fo:font-size="36pt" fo:language="en" fo:country="US" style:font-name-asian="DejaVu Sans1" style:font-size-asian="36pt" style:font-name-complex="DejaVu Sans1" style:font-size-complex="36pt"/>
    </style:style>
    <style:style style:name="T5" style:family="text">
      <style:text-properties fo:font-size="40pt" fo:language="en" fo:country="US" style:font-size-asian="40pt" style:font-size-complex="40pt"/>
    </style:style>
    <style:style style:name="T6" style:family="text">
      <style:text-properties fo:font-size="40pt" fo:language="en" fo:country="AU" style:font-size-asian="40pt" style:font-size-complex="40pt"/>
    </style:style>
    <style:style style:name="T7" style:family="text">
      <style:text-properties fo:font-size="32pt" fo:language="en" fo:country="US" style:font-size-asian="32pt" style:font-size-complex="32pt"/>
    </style:style>
    <style:style style:name="T8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9" style:family="text">
      <style:text-properties fo:color="#ffffff" fo:font-size="40pt" fo:language="en" fo:country="US" style:font-size-asian="40pt" style:font-size-complex="40pt"/>
    </style:style>
    <style:style style:name="T10" style:family="text">
      <style:text-properties fo:color="#ffff00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1" style:family="text">
      <style:text-properties fo:color="#ffffff" style:font-name="Verdana" fo:font-size="36pt" fo:language="en" fo:country="AU" style:font-name-asian="DejaVu Sans1" style:font-size-asian="36pt" style:font-name-complex="DejaVu Sans1" style:font-size-complex="36pt"/>
    </style:style>
    <style:style style:name="T12" style:family="text">
      <style:text-properties fo:color="#ff0000" fo:font-size="40pt" fo:language="en" fo:country="US" style:font-size-asian="40pt" style:font-size-complex="40pt"/>
    </style:style>
    <style:style style:name="T13" style:family="text">
      <style:text-properties fo:color="#ffff66" fo:font-size="40pt" fo:language="en" fo:country="US" style:font-size-asian="40pt" style:font-size-complex="40pt"/>
    </style:style>
    <style:style style:name="T14" style:family="text">
      <style:text-properties fo:color="#808080" fo:font-size="40pt" fo:language="en" fo:country="US" style:font-size-asian="40pt" style:font-size-complex="40pt"/>
    </style:style>
    <style:style style:name="T15" style:family="text">
      <style:text-properties fo:color="#ffff00" fo:font-size="40pt" fo:language="en" fo:country="US" style:font-size-asian="40pt" style:font-size-complex="40pt"/>
    </style:style>
    <style:style style:name="T16" style:family="text">
      <style:text-properties fo:color="#808080" fo:language="en" fo:country="AU"/>
    </style:style>
    <style:style style:name="T17" style:family="text">
      <style:text-properties fo:color="#ffff00" fo:language="en" fo:country="AU"/>
    </style:style>
    <style:style style:name="T18" style:family="text">
      <style:text-properties fo:color="#ffffff" fo:font-size="40pt" fo:language="en" fo:country="AU" style:font-size-asian="40pt" style:font-size-complex="40pt"/>
    </style:style>
    <style:style style:name="T19" style:family="text">
      <style:text-properties style:font-name="Verdana" fo:font-size="36pt" fo:language="en" fo:country="US" fo:font-weight="normal" style:font-size-asian="36pt" style:font-weight-asian="normal" style:font-size-complex="36pt" style:font-weight-complex="normal"/>
    </style:style>
    <style:style style:name="T20" style:family="text">
      <style:text-properties style:font-name="Copperplate Gothic Bold" fo:font-size="32pt" fo:language="en" fo:country="US" fo:font-weight="bold" style:font-size-asian="32pt" style:font-weight-asian="bold" style:font-size-complex="32pt" style:font-weight-complex="bold"/>
    </style:style>
    <style:style style:name="T21" style:family="text">
      <style:text-properties style:font-name="Verdana1" fo:font-size="36pt" fo:language="en" fo:country="US" fo:font-weight="normal" style:font-size-asian="36pt" style:font-weight-asian="normal" style:font-size-complex="36pt" style:font-weight-complex="normal"/>
    </style:style>
    <style:style style:name="T22" style:family="text">
      <style:text-properties style:font-name="Verdana" fo:font-size="36pt" fo:language="en" fo:country="AU" style:font-size-asian="36pt" style:font-size-complex="36pt"/>
    </style:style>
    <style:style style:name="T23" style:family="text">
      <style:text-properties style:font-name="Copperplate Gothic Bold" fo:font-size="32pt" fo:language="en" fo:country="AU" style:font-size-asian="32pt" style:font-size-complex="32pt"/>
    </style:style>
    <style:style style:name="T24" style:family="text">
      <style:text-properties style:font-name="Verdana1" fo:font-size="36pt" fo:language="en" fo:country="AU" style:font-size-asian="36pt" style:font-size-complex="36pt"/>
    </style:style>
    <text:list-style style:name="L1">
      <text:list-level-style-number text:level="1" style:num-format="">
        <style:list-level-properties/>
        <style:text-properties fo:color="#ff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4">
      <text:list-level-style-number text:level="1" style:num-format="">
        <style:list-level-properties/>
        <style:text-properties fo:color="#ffff66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0808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2" draw:text-style-name="P2" draw:layer="layout" svg:width="28.002cm" svg:height="16.241cm" svg:x="0cm" svg:y="5.198cm" presentation:class="outline" presentation:user-transformed="true">
          <draw:text-box>
            <text:list text:style-name="L1">
              <text:list-header>
                <text:p text:style-name="P1"><text:span text:style-name="T1">This slide is hidden.</text:span></text:p>
              </text:list-header>
            </text:list>
            <text:list text:style-name="L2">
              <text:list-header>
                <text:p text:style-name="P1"><text:span text:style-name="T2">Insert the starting slides after this slide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3">
              <text:list-header>
                <text:p text:style-name="P3"><text:span text:style-name="T2">Please Stand</text:span></text:p>
              </text:list-header>
            </text:list>
          </draw:text-box>
        </draw:frame>
        <draw:frame presentation:style-name="pr5" draw:layer="layout" svg:width="28.002cm" svg:height="16.492cm" svg:x="0cm" svg:y="5.198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2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2" draw:text-style-name="P2" draw:layer="layout" svg:width="28.002cm" svg:height="16.241cm" svg:x="0cm" svg:y="5.198cm" presentation:class="outline" presentation:user-transformed="true">
          <draw:text-box>
            <text:list text:style-name="L1">
              <text:list-header>
                <text:p text:style-name="P1"><text:span text:style-name="T1">This slide is hidden.</text:span></text:p>
              </text:list-header>
            </text:list>
            <text:list text:style-name="L2">
              <text:list-header>
                <text:p text:style-name="P1"><text:span text:style-name="T2">Insert the Entrance Hymn after this slide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3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" draw:style-name="dp4" draw:master-page-name="Title1" presentation:presentation-page-layout-name="AL2T0" presentation:use-date-time-name="dtd1">
        <office:forms form:automatic-focus="false" form:apply-design-mode="false"/>
        <draw:custom-shape draw:style-name="gr1" draw:text-style-name="P5" draw:layer="Layout" svg:width="25.2cm" svg:height="3.5cm" svg:x="1.399cm" svg:y="0.84cm">
          <text:list text:style-name="L4">
            <text:list-header>
              <text:p text:style-name="P4"><text:span text:style-name="T3">All the ends of the ear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5.2cm" svg:height="13.859cm" svg:x="1.166cm" svg:y="5.133cm">
          <text:list text:style-name="L5">
            <text:list-header>
              <text:p text:style-name="P6"><text:span text:style-name="T4">All the ends of the earth, </text:span></text:p>
            </text:list-header>
            <text:list-item>
              <text:p text:style-name="P6"><text:span text:style-name="T4">All you creatures of the sea,</text:span></text:p>
              <text:p text:style-name="P6"><text:span text:style-name="T4">Lift up your eyes </text:span></text:p>
            </text:list-item>
            <text:list-item>
              <text:p text:style-name="P6"><text:span text:style-name="T4">To the wonders of the Lord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6cm" svg:height="11.138cm" svg:x="3.072cm" svg:y="2.257cm" draw:page-number="4" presentation:class="page"/>
          <draw:custom-shape draw:style-name="gr4" draw:text-style-name="P2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4" draw:master-page-name="Title1" presentation:use-date-time-name="dtd1">
        <office:forms form:automatic-focus="false" form:apply-design-mode="false"/>
        <draw:custom-shape draw:style-name="gr4" draw:text-style-name="P2" draw:layer="Layout" svg:width="25.2cm" svg:height="3.5cm" svg:x="1.4cm" svg:y="0.977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25.2cm" svg:height="13.859cm" svg:x="1.166cm" svg:y="5.133cm">
          <text:list text:style-name="L5">
            <text:list-header>
              <text:p text:style-name="P6"><text:span text:style-name="T4">For the Lord of the earth, </text:span></text:p>
            </text:list-header>
            <text:list-item>
              <text:p text:style-name="P6"><text:span text:style-name="T4">The Master of the sea,</text:span></text:p>
              <text:p text:style-name="P6"><text:span text:style-name="T4">Has come with justice for the world.</text:span></text:p>
              <text:p text:style-name="P6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6cm" svg:height="11.138cm" svg:x="3.072cm" svg:y="2.257cm" draw:page-number="5" presentation:class="page"/>
          <draw:custom-shape draw:style-name="gr4" draw:text-style-name="P2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4" draw:master-page-name="Title1" presentation:use-date-time-name="dtd1">
        <office:forms form:automatic-focus="false" form:apply-design-mode="false"/>
        <draw:custom-shape draw:style-name="gr4" draw:text-style-name="P2" draw:layer="Layout" svg:width="25.2cm" svg:height="3.5cm" svg:x="1.4cm" svg:y="0.977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25.2cm" svg:height="13.859cm" svg:x="1.165cm" svg:y="5.133cm">
          <text:list text:style-name="L5">
            <text:list-header>
              <text:p text:style-name="P6"><text:span text:style-name="T4">Break into song at the deeds of the Lord,</text:span></text:p>
              <text:p text:style-name="P6"><text:span text:style-name="T4">The wonders God has done in ev'ry ag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6cm" svg:height="11.138cm" svg:x="3.072cm" svg:y="2.257cm" draw:page-number="6" presentation:class="page"/>
          <draw:custom-shape draw:style-name="gr4" draw:text-style-name="P2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4" draw:master-page-name="Title1" presentation:use-date-time-name="dtd1">
        <office:forms form:automatic-focus="false" form:apply-design-mode="false"/>
        <draw:custom-shape draw:style-name="gr7" draw:text-style-name="P5" draw:layer="Layout" svg:width="25.2cm" svg:height="3.5cm" svg:x="1.399cm" svg:y="0.84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25.2cm" svg:height="13.859cm" svg:x="1.166cm" svg:y="5.133cm">
          <text:list text:style-name="L5">
            <text:list-header>
              <text:p text:style-name="P6"><text:span text:style-name="T4">All the ends of the earth, </text:span></text:p>
            </text:list-header>
            <text:list-item>
              <text:p text:style-name="P6"><text:span text:style-name="T4">All you creatures of the sea,</text:span></text:p>
              <text:p text:style-name="P6"><text:span text:style-name="T4">Lift up your eyes </text:span></text:p>
            </text:list-item>
            <text:list-item>
              <text:p text:style-name="P6"><text:span text:style-name="T4">To the wonders of the Lord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6cm" svg:height="11.138cm" svg:x="3.072cm" svg:y="2.257cm" draw:page-number="7" presentation:class="page"/>
          <draw:custom-shape draw:style-name="gr4" draw:text-style-name="P2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4" draw:master-page-name="Title1" presentation:use-date-time-name="dtd1">
        <office:forms form:automatic-focus="false" form:apply-design-mode="false"/>
        <draw:custom-shape draw:style-name="gr4" draw:text-style-name="P2" draw:layer="Layout" svg:width="25.2cm" svg:height="3.5cm" svg:x="1.4cm" svg:y="0.977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25.2cm" svg:height="13.859cm" svg:x="1.166cm" svg:y="5.133cm">
          <text:list text:style-name="L5">
            <text:list-header>
              <text:p text:style-name="P6"><text:span text:style-name="T4">For the Lord of the earth, </text:span></text:p>
            </text:list-header>
            <text:list-item>
              <text:p text:style-name="P6"><text:span text:style-name="T4">The Master of the sea,</text:span></text:p>
              <text:p text:style-name="P6"><text:span text:style-name="T4">Has come with justice for the world.</text:span></text:p>
              <text:p text:style-name="P6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6cm" svg:height="11.138cm" svg:x="3.072cm" svg:y="2.257cm" draw:page-number="8" presentation:class="page"/>
          <draw:custom-shape draw:style-name="gr4" draw:text-style-name="P2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4" draw:master-page-name="Title1" presentation:use-date-time-name="dtd1">
        <office:forms form:automatic-focus="false" form:apply-design-mode="false"/>
        <draw:custom-shape draw:style-name="gr4" draw:text-style-name="P2" draw:layer="Layout" svg:width="25.2cm" svg:height="3.5cm" svg:x="1.4cm" svg:y="0.977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28cm" svg:height="13.859cm" svg:x="0cm" svg:y="5.133cm">
          <text:list text:style-name="L5">
            <text:list-header>
              <text:p text:style-name="P6"><text:span text:style-name="T4">Heaven and earth shall rejoice in your might;</text:span></text:p>
              <text:p text:style-name="P6"><text:span text:style-name="T4">Ev'ry heart, ev'ry nation call you Lor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6cm" svg:height="11.138cm" svg:x="3.072cm" svg:y="2.257cm" draw:page-number="9" presentation:class="page"/>
          <draw:custom-shape draw:style-name="gr4" draw:text-style-name="P2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4" draw:master-page-name="Title1" presentation:use-date-time-name="dtd1">
        <office:forms form:automatic-focus="false" form:apply-design-mode="false"/>
        <draw:custom-shape draw:style-name="gr11" draw:text-style-name="P5" draw:layer="Layout" svg:width="25.2cm" svg:height="3.5cm" svg:x="1.399cm" svg:y="0.84cm">
          <text:p/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25.2cm" svg:height="13.859cm" svg:x="1.166cm" svg:y="5.133cm">
          <text:list text:style-name="L5">
            <text:list-header>
              <text:p text:style-name="P6"><text:span text:style-name="T4">All the ends of the earth, </text:span></text:p>
            </text:list-header>
            <text:list-item>
              <text:p text:style-name="P6"><text:span text:style-name="T4">All you creatures of the sea,</text:span></text:p>
              <text:p text:style-name="P6"><text:span text:style-name="T4">Lift up your eyes </text:span></text:p>
            </text:list-item>
            <text:list-item>
              <text:p text:style-name="P6"><text:span text:style-name="T4">To the wonders of the Lord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6cm" svg:height="11.138cm" svg:x="3.072cm" svg:y="2.257cm" draw:page-number="10" presentation:class="page"/>
          <draw:custom-shape draw:style-name="gr4" draw:text-style-name="P2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4" draw:master-page-name="Title1" presentation:use-date-time-name="dtd1">
        <office:forms form:automatic-focus="false" form:apply-design-mode="false"/>
        <draw:custom-shape draw:style-name="gr4" draw:text-style-name="P2" draw:layer="Layout" svg:width="25.2cm" svg:height="3.5cm" svg:x="1.4cm" svg:y="0.977cm">
          <text:p/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25.2cm" svg:height="13.859cm" svg:x="1.166cm" svg:y="5.133cm">
          <text:list text:style-name="L5">
            <text:list-header>
              <text:p text:style-name="P6"><text:span text:style-name="T4">For the Lord of the earth, </text:span></text:p>
            </text:list-header>
            <text:list-item>
              <text:p text:style-name="P6"><text:span text:style-name="T4">The Master of the sea,</text:span></text:p>
              <text:p text:style-name="P6"><text:span text:style-name="T4">Has come with justice for the world.</text:span></text:p>
              <text:p text:style-name="P6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6cm" svg:height="11.138cm" svg:x="3.072cm" svg:y="2.257cm" draw:page-number="11" presentation:class="page"/>
          <draw:custom-shape draw:style-name="gr4" draw:text-style-name="P2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5" draw:layer="layout" svg:width="28.002cm" svg:height="16.492cm" svg:x="0cm" svg:y="5.198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12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3" draw:style-name="dp3" draw:master-page-name="Default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3">
              <text:list-header>
                <text:p text:style-name="P3"><text:span text:style-name="T2">Confiteor</text:span></text:p>
              </text:list-header>
            </text:list>
          </draw:text-box>
        </draw:frame>
        <draw:frame presentation:style-name="pr6" draw:text-style-name="P2" draw:layer="layout" svg:width="28.002cm" svg:height="15.602cm" svg:x="0cm" svg:y="5.199cm" presentation:class="outline" presentation:user-transformed="true">
          <draw:text-box>
            <text:list text:style-name="L2">
              <text:list-header>
                <text:p text:style-name="P1"><text:span text:style-name="T2">I confess to almighty God</text:span></text:p>
                <text:p text:style-name="P1"><text:span text:style-name="T2">And to you, my brothers and sisters,</text:span></text:p>
                <text:p text:style-name="P1"><text:span text:style-name="T2">That I have greatly sinned</text:span></text:p>
                <text:p text:style-name="P1"><text:span text:style-name="T2">In my thoughts and in my words</text:span></text:p>
                <text:p text:style-name="P1"><text:span text:style-name="T2"/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3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4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2" draw:text-style-name="P2" draw:layer="layout" svg:width="28.002cm" svg:height="16.241cm" svg:x="0cm" svg:y="5.198cm" presentation:class="outline" presentation:user-transformed="true">
          <draw:text-box>
            <text:list text:style-name="L2">
              <text:list-header>
                <text:p text:style-name="P1"><text:span text:style-name="T2">In what I have done</text:span></text:p>
                <text:p text:style-name="P1"><text:span text:style-name="T2">And in what I have failed to do,</text:span></text:p>
                <text:p text:style-name="P1"><text:span text:style-name="T2">Through my fault,</text:span></text:p>
                <text:p text:style-name="P1"><text:span text:style-name="T2">Through my fault,</text:span></text:p>
                <text:p text:style-name="P1"><text:span text:style-name="T2">Through my most grievous fault;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5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2" draw:text-style-name="P2" draw:layer="layout" svg:width="28.002cm" svg:height="16.241cm" svg:x="0cm" svg:y="5.198cm" presentation:class="outline" presentation:user-transformed="true">
          <draw:text-box>
            <text:list text:style-name="L2">
              <text:list-header>
                <text:p text:style-name="P1"><text:span text:style-name="T2">Therefore I ask blessed Mary ever-Virgin,</text:span></text:p>
                <text:p text:style-name="P1"><text:span text:style-name="T2">All the Angels and Saints,</text:span></text:p>
                <text:p text:style-name="P1"><text:span text:style-name="T2">And you, my brothers and sisters,</text:span></text:p>
                <text:p text:style-name="P1"><text:span text:style-name="T2">To pray for me to the Lord our God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6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7" draw:layer="layout" svg:width="28.002cm" svg:height="15.853cm" svg:x="0cm" svg:y="5.199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1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7" draw:style-name="dp3" draw:master-page-name="Title1" presentation:presentation-page-layout-name="AL1T1">
        <draw:frame presentation:style-name="pr8" draw:text-style-name="P2" draw:layer="layout" svg:width="25.197cm" svg:height="3.506cm" svg:x="1.397cm" svg:y="0.838cm" presentation:class="title" presentation:user-transformed="true">
          <draw:text-box>
            <text:list text:style-name="L3">
              <text:list-header>
                <text:p text:style-name="P3"><text:span text:style-name="T2">Kyrie eleison</text:span></text:p>
              </text:list-header>
            </text:list>
          </draw:text-box>
        </draw:frame>
        <draw:frame presentation:style-name="pr9" draw:text-style-name="P2" draw:layer="layout" svg:width="28.002cm" svg:height="12.18cm" svg:x="0cm" svg:y="5.199cm" presentation:class="outline" presentation:user-transformed="true">
          <draw:text-box>
            <text:list text:style-name="L3">
              <text:list-header>
                <text:p text:style-name="P8"><text:span text:style-name="T2">Kyrie eleison (2)</text:span></text:p>
                <text:p text:style-name="P8"><text:span text:style-name="T2">Christe eleison (2)</text:span></text:p>
                <text:p text:style-name="P8"><text:span text:style-name="T2">Kyrie eleison (2)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7" presentation:class="page"/>
          <draw:frame presentation:style-name="pr10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8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5" draw:layer="layout" svg:width="28.002cm" svg:height="16.492cm" svg:x="0cm" svg:y="5.198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18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9" draw:style-name="dp3" draw:master-page-name="Default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3">
              <text:list-header>
                <text:p text:style-name="P3"><text:span text:style-name="T2">Gloria</text:span></text:p>
              </text:list-header>
            </text:list>
          </draw:text-box>
        </draw:frame>
        <draw:frame presentation:style-name="pr6" draw:text-style-name="P2" draw:layer="layout" svg:width="28.002cm" svg:height="15.602cm" svg:x="0cm" svg:y="5.199cm" presentation:class="outline" presentation:user-transformed="true">
          <draw:text-box>
            <text:list text:style-name="L3">
              <text:list-header>
                <text:p text:style-name="P9"><text:span text:style-name="T5">Glory to God in the highest,</text:span></text:p>
                <text:p text:style-name="P9"><text:span text:style-name="T5">and on earth peace to people of good will.</text:span></text:p>
                <text:p text:style-name="P9"><text:span text:style-name="T5">We praise you, we bless you, </text:span></text:p>
                <text:p text:style-name="P9"><text:span text:style-name="T5">we adore you, we glorify you,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9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0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3">
              <text:list-header>
                <text:p text:style-name="P10"><text:span text:style-name="T6">We give you thanks for your great glory,</text:span></text:p>
                <text:p text:style-name="P10"><text:span text:style-name="T6">Lord, God heavenly king,</text:span></text:p>
                <text:p text:style-name="P10"><text:span text:style-name="T6">O God, almighty father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20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1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3">
              <text:list-header>
                <text:p text:style-name="P9"><text:span text:style-name="T5">Glory to God in the highest,</text:span></text:p>
                <text:p text:style-name="P9"><text:span text:style-name="T5">and on earth peace to people of good will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2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2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6" draw:text-style-name="P2" draw:layer="layout" svg:width="28.002cm" svg:height="15.602cm" svg:x="0cm" svg:y="5.199cm" presentation:class="outline" presentation:user-transformed="true">
          <draw:text-box>
            <text:list text:style-name="L3">
              <text:list-header>
                <text:p text:style-name="P9"><text:span text:style-name="T5">Lord Jesus Christ, Only Begotten Son,</text:span></text:p>
                <text:p text:style-name="P9"><text:span text:style-name="T5">Lord God, Lamb of God, Son of the Father,</text:span></text:p>
                <text:p text:style-name="P11"><text:span text:style-name="T5">you take away the sins of the world, </text:span></text:p>
                <text:p text:style-name="P12"><text:span text:style-name="T5"><text:tab/></text:span><text:span text:style-name="T5">have mercy on us;</text:span></text:p>
                <text:p text:style-name="P11"><text:span text:style-name="T5"/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22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3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6" draw:text-style-name="P2" draw:layer="layout" svg:width="28.002cm" svg:height="15.602cm" svg:x="0cm" svg:y="5.199cm" presentation:class="outline" presentation:user-transformed="true">
          <draw:text-box>
            <text:list text:style-name="L3">
              <text:list-header>
                <text:p text:style-name="P13"><text:span text:style-name="T5">you take away the sins of the world, </text:span><text:span text:style-name="T5"><text:tab/></text:span><text:span text:style-name="T5">receive our prayer;</text:span></text:p>
                <text:p text:style-name="P11"><text:span text:style-name="T5">you are seated at the right hand of the Father,</text:span></text:p>
                <text:p text:style-name="P11"><text:span text:style-name="T5">have mercy on us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23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4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3">
              <text:list-header>
                <text:p text:style-name="P9"><text:span text:style-name="T5">Glory to God in the highest,</text:span></text:p>
                <text:p text:style-name="P9"><text:span text:style-name="T5">and on earth peace to people of good will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2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5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3">
              <text:list-header>
                <text:p text:style-name="P9"><text:span text:style-name="T5">For you alone are the Holy One,</text:span></text:p>
                <text:p text:style-name="P9"><text:span text:style-name="T5">you alone are the Lord, </text:span></text:p>
                <text:p text:style-name="P9"><text:span text:style-name="T5">you alone are the Most High, Jesus Christ, </text:span></text:p>
                <text:p text:style-name="P9"><text:span text:style-name="T5">with the Holy Spirit, </text:span></text:p>
                <text:p text:style-name="P9"><text:span text:style-name="T5">in the glory of God the Father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2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6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3">
              <text:list-header>
                <text:p text:style-name="P9"><text:span text:style-name="T5">Glory to God in the highest,</text:span></text:p>
                <text:p text:style-name="P9"><text:span text:style-name="T5">and on earth peace to people of good will.</text:span></text:p>
                <text:p text:style-name="P9"><text:span text:style-name="T5">Amen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2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7" draw:style-name="dp5" draw:master-page-name="Default" presentation:presentation-page-layout-name="AL1T1">
        <office:forms form:automatic-focus="false" form:apply-design-mode="false"/>
        <draw:frame presentation:style-name="pr12" draw:layer="layout" svg:width="28cm" svg:height="3.507cm" svg:x="0cm" svg:y="0.836cm" presentation:class="title">
          <draw:text-box>
            <text:p>Glory to God</text:p>
          </draw:text-box>
        </draw:frame>
        <draw:frame presentation:style-name="pr13" draw:layer="layout" svg:width="28cm" svg:height="12.179cm" svg:x="0cm" svg:y="5.2cm" presentation:class="outline">
          <draw:text-box>
            <text:list text:style-name="L3">
              <text:list-item>
                <text:p>Glory to God in the highest,</text:p>
              </text:list-item>
              <text:list-item>
                <text:p>And on earth peace to people of good will.</text:p>
              </text:list-item>
              <text:list-item>
                <text:p>We praise you, we bless you,</text:p>
              </text:list-item>
              <text:list-item>
                <text:p>We adore you, we glorify you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1T1">
        <office:forms form:automatic-focus="false" form:apply-design-mode="false"/>
        <draw:frame presentation:style-name="pr12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3">
              <text:list-item>
                <text:p>We give you thanks for your great glory,</text:p>
              </text:list-item>
              <text:list-item>
                <text:p>Lord God heavenly King,</text:p>
              </text:list-item>
              <text:list-item>
                <text:p>O God, almighty Fath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1T1">
        <office:forms form:automatic-focus="false" form:apply-design-mode="false"/>
        <draw:frame presentation:style-name="pr12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3">
              <text:list-item>
                <text:p>Lord Jesus Christ, only begotten Son,</text:p>
              </text:list-item>
              <text:list-item>
                <text:p>Lord God, Lamb of God,</text:p>
              </text:list-item>
              <text:list-item>
                <text:p>Son of the Father,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1T1">
        <office:forms form:automatic-focus="false" form:apply-design-mode="false"/>
        <draw:frame presentation:style-name="pr12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3">
              <text:list-item>
                <text:p>You take away the sins of the world,</text:p>
              </text:list-item>
              <text:list-item>
                <text:p>Have mercy on us;</text:p>
              </text:list-item>
              <text:list-item>
                <text:p>You take away the sins of the world,</text:p>
              </text:list-item>
              <text:list-item>
                <text:p>Receive our prayer;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1T1">
        <office:forms form:automatic-focus="false" form:apply-design-mode="false"/>
        <draw:frame presentation:style-name="pr12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3">
              <text:list-item>
                <text:p>You are seated </text:p>
              </text:list-item>
              <text:list-item>
                <text:p>At the right hand of the Father</text:p>
              </text:list-item>
              <text:list-item>
                <text:p>Have mercy on 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1T1">
        <office:forms form:automatic-focus="false" form:apply-design-mode="false"/>
        <draw:frame presentation:style-name="pr12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3">
              <text:list-item>
                <text:p>For you alone are the Holy One,</text:p>
              </text:list-item>
              <text:list-item>
                <text:p>You alone are the Lord</text:p>
              </text:list-item>
              <text:list-item>
                <text:p>You alone are the most High,</text:p>
              </text:list-item>
              <text:list-item>
                <text:p>Jesus Chri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1T1">
        <office:forms form:automatic-focus="false" form:apply-design-mode="false"/>
        <draw:frame presentation:style-name="pr12" draw:layer="layout" svg:width="28cm" svg:height="3.507cm" svg:x="0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3">
              <text:list-item>
                <text:p>With the Holy Spirit,</text:p>
              </text:list-item>
              <text:list-item>
                <text:p>In the glory of God the Father.</text:p>
              </text:list-item>
              <text:list-item>
                <text:p>Amen!</text:p>
              </text:list-item>
              <text:list-item>
                <text:p>Ame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7" draw:layer="layout" svg:width="28.002cm" svg:height="15.853cm" svg:x="0cm" svg:y="5.199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3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5" draw:style-name="dp3" draw:master-page-name="Default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3">
              <text:list-header>
                <text:p text:style-name="P3"><text:span text:style-name="T2">Responsorial Psalm</text:span></text:p>
              </text:list-header>
            </text:list>
          </draw:text-box>
        </draw:frame>
        <draw:frame presentation:style-name="pr7" draw:layer="layout" svg:width="28.002cm" svg:height="15.853cm" svg:x="0cm" svg:y="5.199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3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6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7" draw:layer="layout" svg:width="28.002cm" svg:height="15.853cm" svg:x="0cm" svg:y="5.199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3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7" draw:style-name="dp3" draw:master-page-name="Default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3">
              <text:list-header>
                <text:p text:style-name="P3"><text:span text:style-name="T2">Alleluia</text:span></text:p>
              </text:list-header>
            </text:list>
          </draw:text-box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3">
              <text:list-header>
                <text:p text:style-name="P10"><text:span text:style-name="T2">Alleluia, alleluia,</text:span></text:p>
                <text:p text:style-name="P10"><text:span text:style-name="T2">alleluia, alleluia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37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8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7" draw:layer="layout" svg:width="28.002cm" svg:height="15.853cm" svg:x="0cm" svg:y="5.199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38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9" draw:style-name="dp3" draw:master-page-name="Default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3">
              <text:list-header>
                <text:p text:style-name="P3"><text:span text:style-name="T2">Apostles Creed</text:span></text:p>
              </text:list-header>
            </text:list>
          </draw:text-box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3">
              <text:list-header>
                <text:p text:style-name="P15"><text:span text:style-name="T5">I believe in God,</text:span></text:p>
                <text:p text:style-name="P15"><text:span text:style-name="T5">the Father almighty,</text:span></text:p>
                <text:p text:style-name="P15"><text:span text:style-name="T5">Creator of heaven and earth,</text:span></text:p>
                <text:p text:style-name="P15"><text:span text:style-name="T5">and in Jesus Christ, his only Son, our Lord,</text:span></text:p>
                <text:p text:style-name="P16"><text:span text:style-name="T7">(</text:span><text:span text:style-name="T8">At the words that follow, up to and including the Virgin Mary, all bow.)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39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0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3">
              <text:list-header>
                <text:p text:style-name="P15"><text:span text:style-name="T5">who was conceived by the Holy Spirit,</text:span></text:p>
                <text:p text:style-name="P15"><text:span text:style-name="T5">born of the Virgin Mary,</text:span></text:p>
                <text:p text:style-name="P15"><text:span text:style-name="T5">suffered under Pontius Pilate,</text:span></text:p>
                <text:p text:style-name="P15"><text:span text:style-name="T5">was crucified, died and was buried;</text:span></text:p>
                <text:p text:style-name="P15"><text:span text:style-name="T5">he descended into hell;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40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1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3">
              <text:list-header>
                <text:p text:style-name="P15"><text:span text:style-name="T5">on the third day he rose again from the dead;</text:span></text:p>
                <text:p text:style-name="P15"><text:span text:style-name="T5">he ascended into heaven,</text:span></text:p>
                <text:p text:style-name="P15"><text:span text:style-name="T5">and is seated at the right hand of God the Father almighty;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4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2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3">
              <text:list-header>
                <text:p text:style-name="P15"><text:span text:style-name="T5">from there he will come to judge the living and the dead.</text:span></text:p>
                <text:p text:style-name="P15"><text:span text:style-name="T5">I believe in the Holy Spirit, <text:s/></text:span></text:p>
                <text:p text:style-name="P15"><text:span text:style-name="T5">the holy catholic Church,</text:span></text:p>
                <text:p text:style-name="P15"><text:span text:style-name="T5"/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42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3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3">
              <text:list-header>
                <text:p text:style-name="P15"><text:span text:style-name="T5">the communion of saints,</text:span></text:p>
                <text:p text:style-name="P15"><text:span text:style-name="T5">the forgiveness of sins,</text:span></text:p>
                <text:p text:style-name="P15"><text:span text:style-name="T5">the resurrection of the body, </text:span></text:p>
                <text:p text:style-name="P15"><text:span text:style-name="T5">and life everlasting. </text:span></text:p>
                <text:p text:style-name="P15"><text:span text:style-name="T5">Amen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43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4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7" draw:layer="layout" svg:width="28.002cm" svg:height="15.853cm" svg:x="0cm" svg:y="5.199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4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5" draw:style-name="dp3" draw:master-page-name="Default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3">
              <text:list-header>
                <text:p text:style-name="P3"><text:span text:style-name="T2">First Collection</text:span></text:p>
              </text:list-header>
            </text:list>
          </draw:text-box>
        </draw:frame>
        <draw:frame presentation:style-name="pr6" draw:text-style-name="P2" draw:layer="layout" svg:width="28.002cm" svg:height="15.602cm" svg:x="0cm" svg:y="5.199cm" presentation:class="outline" presentation:user-transformed="true">
          <draw:text-box>
            <text:list text:style-name="L3">
              <text:list-header>
                <text:p text:style-name="P9"><text:span text:style-name="T9">This collection goes to the Bishop</text:span></text:p>
                <text:p text:style-name="P9"><text:span text:style-name="T9">for the support of the Diocese.</text:span></text:p>
                <text:p text:style-name="P9"><text:span text:style-name="T10">Thank you for your contribution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4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6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7" draw:layer="layout" svg:width="28.002cm" svg:height="15.853cm" svg:x="0cm" svg:y="5.199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4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7" draw:style-name="dp1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1">
              <text:list-header>
                <text:p text:style-name="P1"><text:span text:style-name="T1">This slide is hidden.</text:span></text:p>
              </text:list-header>
            </text:list>
            <text:list text:style-name="L2">
              <text:list-header>
                <text:p text:style-name="P1"><text:span text:style-name="T2">Insert the Offertory Hymn after this slide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47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8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>
          <draw:text-box>
            <text:p>Lord take control of me</text:p>
          </draw:text-box>
        </draw:frame>
        <draw:frame presentation:style-name="pr13" draw:text-style-name="P19" draw:layer="layout" svg:width="28cm" svg:height="12.179cm" svg:x="0cm" svg:y="5.2cm" presentation:class="outline" presentation:user-transformed="true">
          <draw:text-box>
            <text:p text:style-name="P17"><text:span text:style-name="T4">Lord take control of me</text:span></text:p>
            <text:p text:style-name="P18"><text:span text:style-name="T11">Renew my mind and help me see</text:span></text:p>
            <text:p text:style-name="P18"><text:span text:style-name="T11">That the fullness of your life and love </text:span></text:p>
            <text:p text:style-name="P18"><text:span text:style-name="T11">Are mine to share</text:span></text:p>
            <text:p text:style-name="P17"><text:span text:style-name="T4"/></text:p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text-style-name="P19" draw:layer="layout" svg:width="28cm" svg:height="15.6cm" svg:x="0cm" svg:y="5.2cm" presentation:class="outline">
          <draw:text-box>
            <text:p text:style-name="P18"><text:span text:style-name="T11">Make me a channel of </text:span></text:p>
            <text:p text:style-name="P18"><text:span text:style-name="T11">Your saving grace and cleansing blood</text:span></text:p>
            <text:p text:style-name="P18"><text:span text:style-name="T11">Make my life a shelter for </text:span></text:p>
            <text:p text:style-name="P18"><text:span text:style-name="T11">Our brother in despai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text-style-name="P19" draw:layer="layout" svg:width="28cm" svg:height="15.6cm" svg:x="0cm" svg:y="5.2cm" presentation:class="outline">
          <draw:text-box>
            <text:p text:style-name="P18"><text:span text:style-name="T11">Release me now </text:span></text:p>
            <text:p text:style-name="P18"><text:span text:style-name="T11">Into the current of your spirits bow</text:span></text:p>
            <text:p text:style-name="P18"><text:span text:style-name="T11">And fill me lord each moment </text:span></text:p>
            <text:p text:style-name="P18"><text:span text:style-name="T11">Of the day and every hou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text-style-name="P19" draw:layer="layout" svg:width="28cm" svg:height="15.6cm" svg:x="0cm" svg:y="5.2cm" presentation:class="outline">
          <draw:text-box>
            <text:p text:style-name="P18"><text:span text:style-name="T11">Make my life count for you</text:span></text:p>
            <text:p text:style-name="P18"><text:span text:style-name="T11">In everything I say and do</text:span></text:p>
            <text:p text:style-name="P18"><text:span text:style-name="T11">Help me ever to pursue </text:span></text:p>
            <text:p text:style-name="P18"><text:span text:style-name="T11">The fullness of your lov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text-style-name="P19" draw:layer="layout" svg:width="28cm" svg:height="15.6cm" svg:x="0cm" svg:y="5.2cm" presentation:class="outline">
          <draw:text-box>
            <text:p text:style-name="P18"><text:span text:style-name="T11">Lord take complete control </text:span></text:p>
            <text:p text:style-name="P18"><text:span text:style-name="T11">Of my body, mind and soul</text:span></text:p>
            <text:p text:style-name="P18"><text:span text:style-name="T11">Give me grace to trust you </text:span></text:p>
            <text:p text:style-name="P18"><text:span text:style-name="T11">And surrender to your will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text-style-name="P19" draw:layer="layout" svg:width="28cm" svg:height="15.6cm" svg:x="0cm" svg:y="5.2cm" presentation:class="outline">
          <draw:text-box>
            <text:p text:style-name="P18"><text:span text:style-name="T11">Let me know your promises </text:span></text:p>
            <text:p text:style-name="P18"><text:span text:style-name="T11">When I face each trial and test</text:span></text:p>
            <text:p text:style-name="P18"><text:span text:style-name="T11">So that you may manifest </text:span></text:p>
            <text:p text:style-name="P18"><text:span text:style-name="T11">Yourself to all the world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text-style-name="P19" draw:layer="layout" svg:width="28cm" svg:height="15.6cm" svg:x="0cm" svg:y="5.2cm" presentation:class="outline">
          <draw:text-box>
            <text:p text:style-name="P18"><text:span text:style-name="T11">Release me now </text:span></text:p>
            <text:p text:style-name="P18"><text:span text:style-name="T11">Into the current of your spirits bow</text:span></text:p>
            <text:p text:style-name="P18"><text:span text:style-name="T11">And fill me lord each moment </text:span></text:p>
            <text:p text:style-name="P18"><text:span text:style-name="T11">Of the day and every hou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text-style-name="P19" draw:layer="layout" svg:width="28cm" svg:height="15.6cm" svg:x="0cm" svg:y="5.2cm" presentation:class="outline">
          <draw:text-box>
            <text:p text:style-name="P18"><text:span text:style-name="T11">Make my life count for you</text:span></text:p>
            <text:p text:style-name="P18"><text:span text:style-name="T11">In everything I say and do</text:span></text:p>
            <text:p text:style-name="P18"><text:span text:style-name="T11">Help me ever to pursue </text:span></text:p>
            <text:p text:style-name="P18"><text:span text:style-name="T11">The fullness of your lov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7" draw:layer="layout" svg:width="28.002cm" svg:height="15.853cm" svg:x="0cm" svg:y="5.199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5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7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7" draw:text-style-name="P2" draw:layer="layout" svg:width="28.002cm" svg:height="15.8cm" svg:x="0cm" svg:y="5.199cm" presentation:class="outline" presentation:user-transformed="true">
          <draw:text-box>
            <text:list text:style-name="L3">
              <text:list-header>
                <text:p text:style-name="P20"><text:span text:style-name="T12">Priest</text:span><text:span text:style-name="T13">: </text:span><text:span text:style-name="T14">Pray my brothers and sisters, </text:span></text:p>
                <text:p text:style-name="P20"><text:span text:style-name="T14">that my sacrifice and yours may be </text:span></text:p>
                <text:p text:style-name="P20"><text:span text:style-name="T14">acceptable to God, the almighty Father.</text:span></text:p>
                <text:p text:style-name="P21"><text:span text:style-name="T15">All: </text:span><text:span text:style-name="T9">May the Lord accept the sacrifice </text:span><text:span text:style-name="T9"><text:line-break/></text:span><text:span text:style-name="T9"><text:tab/></text:span><text:span text:style-name="T9">at your hands for the praise and glory of his name, for our good and the good of all his holy Church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57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8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8" draw:text-style-name="P2" draw:layer="layout" svg:width="28.002cm" svg:height="12.18cm" svg:x="0cm" svg:y="5.199cm" presentation:class="outline" presentation:user-transformed="true">
          <draw:text-box>
            <text:list text:style-name="L1">
              <text:list-header>
                <text:p text:style-name="P1"><text:span text:style-name="T1">Priest</text:span><text:span text:style-name="T2">: </text:span><text:span text:style-name="T16">The Lord be with you.</text:span></text:p>
              </text:list-header>
            </text:list>
            <text:list text:style-name="L6">
              <text:list-header>
                <text:p text:style-name="P1"><text:span text:style-name="T17">All</text:span><text:span text:style-name="T2">: And with your spirit.</text:span></text:p>
              </text:list-header>
            </text:list>
            <text:list text:style-name="L1">
              <text:list-header>
                <text:p text:style-name="P1"><text:span text:style-name="T1">Priest</text:span><text:span text:style-name="T2">: </text:span><text:span text:style-name="T16">Lift up your hearts.</text:span></text:p>
              </text:list-header>
            </text:list>
            <text:list text:style-name="L6">
              <text:list-header>
                <text:p text:style-name="P1"><text:span text:style-name="T17">All</text:span><text:span text:style-name="T2">: We lift them up to the Lord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58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9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8" draw:text-style-name="P2" draw:layer="layout" svg:width="28.002cm" svg:height="12.18cm" svg:x="0cm" svg:y="5.199cm" presentation:class="outline" presentation:user-transformed="true">
          <draw:text-box>
            <text:list text:style-name="L1">
              <text:list-header>
                <text:p text:style-name="P1"><text:span text:style-name="T1">Priest</text:span><text:span text:style-name="T2">: </text:span><text:span text:style-name="T16">Let us give thanks to the </text:span></text:p>
              </text:list-header>
            </text:list>
            <text:list text:style-name="L7">
              <text:list-header>
                <text:p text:style-name="P1"><text:span text:style-name="T16">Lord our God.</text:span></text:p>
              </text:list-header>
            </text:list>
            <text:list text:style-name="L6">
              <text:list-header>
                <text:p text:style-name="P1"><text:span text:style-name="T17">All</text:span><text:span text:style-name="T2">: It is right and just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59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0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9" draw:layer="layout" svg:width="28.002cm" svg:height="12.431cm" svg:x="0cm" svg:y="5.199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60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1" draw:style-name="dp3" draw:master-page-name="Default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3">
              <text:list-header>
                <text:p text:style-name="P3"><text:span text:style-name="T2">Holy</text:span></text:p>
              </text:list-header>
            </text:list>
          </draw:text-box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3">
              <text:list-header>
                <text:p text:style-name="P22"><text:span text:style-name="T18">Holy, Holy, Holy Lord God of hosts,</text:span></text:p>
                <text:p text:style-name="P22"><text:span text:style-name="T18">Heaven and earth are full of your glory. Hosanna in the highest</text:span></text:p>
                <text:p text:style-name="P22"><text:span text:style-name="T18">Blessed is he who comes </text:span></text:p>
                <text:p text:style-name="P22"><text:span text:style-name="T18">in the name of Lord, <text:s/></text:span></text:p>
                <text:p text:style-name="P22"><text:span text:style-name="T18">Hosanna in the highest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6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2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7" draw:layer="layout" svg:width="28.002cm" svg:height="15.853cm" svg:x="0cm" svg:y="5.199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62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3" draw:style-name="dp3" draw:master-page-name="Default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3">
              <text:list-header>
                <text:p text:style-name="P3"><text:span text:style-name="T2">Memorial acclamation</text:span></text:p>
              </text:list-header>
            </text:list>
          </draw:text-box>
        </draw:frame>
        <draw:frame presentation:style-name="pr6" draw:text-style-name="P2" draw:layer="layout" svg:width="28.002cm" svg:height="15.602cm" svg:x="0cm" svg:y="5.199cm" presentation:class="outline" presentation:user-transformed="true">
          <draw:text-box>
            <text:list text:style-name="L3">
              <text:list-header>
                <text:p text:style-name="P10"><text:span text:style-name="T2">Save us saviour of the world,</text:span></text:p>
                <text:p text:style-name="P10"><text:span text:style-name="T2">For by your cross and resurrection,</text:span></text:p>
                <text:p text:style-name="P10"><text:span text:style-name="T2">You have set us free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63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4" draw:style-name="dp1" draw:master-page-name="Default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3">
              <text:list-header>
                <text:p text:style-name="P3"><text:span text:style-name="T2">Memorial acclamation</text:span></text:p>
              </text:list-header>
            </text:list>
          </draw:text-box>
        </draw:frame>
        <draw:frame presentation:style-name="pr6" draw:text-style-name="P2" draw:layer="layout" svg:width="28.002cm" svg:height="15.602cm" svg:x="0cm" svg:y="5.199cm" presentation:class="outline" presentation:user-transformed="true">
          <draw:text-box>
            <text:list text:style-name="L3">
              <text:list-header>
                <text:p text:style-name="P10"><text:span text:style-name="T2">When we eat this bread</text:span></text:p>
                <text:p text:style-name="P10"><text:span text:style-name="T2">And drink this cup</text:span></text:p>
                <text:p text:style-name="P10"><text:span text:style-name="T2">We proclaim your death O Lord</text:span></text:p>
                <text:p text:style-name="P10"><text:span text:style-name="T2">Until you come again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6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5" draw:style-name="dp1" draw:master-page-name="Default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3">
              <text:list-header>
                <text:p text:style-name="P3"><text:span text:style-name="T2">Memorial acclamation</text:span></text:p>
              </text:list-header>
            </text:list>
          </draw:text-box>
        </draw:frame>
        <draw:frame presentation:style-name="pr6" draw:text-style-name="P2" draw:layer="layout" svg:width="28.002cm" svg:height="15.602cm" svg:x="0cm" svg:y="5.199cm" presentation:class="outline" presentation:user-transformed="true">
          <draw:text-box>
            <text:list text:style-name="L3">
              <text:list-header>
                <text:p text:style-name="P10"><text:span text:style-name="T2">We proclaim your death O Lord</text:span></text:p>
                <text:p text:style-name="P10"><text:span text:style-name="T2">And profess your resurrection</text:span></text:p>
                <text:p text:style-name="P10"><text:span text:style-name="T2">Until you come again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6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6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7" draw:layer="layout" svg:width="28.002cm" svg:height="15.853cm" svg:x="0cm" svg:y="5.199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6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7" draw:style-name="dp3" draw:master-page-name="Default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3">
              <text:list-header>
                <text:p text:style-name="P3"><text:span text:style-name="T2">Amen</text:span></text:p>
              </text:list-header>
            </text:list>
          </draw:text-box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2">
              <text:list-header>
                <text:p text:style-name="P1"><text:span text:style-name="T2">Amen, amen, amen, amen.</text:span></text:p>
                <text:p text:style-name="P1"><text:span text:style-name="T2">Amen, amen, amen, amen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67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8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20" draw:layer="layout" svg:width="28.002cm" svg:height="16.051cm" svg:x="0cm" svg:y="5.199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68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9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8" draw:text-style-name="P2" draw:layer="layout" svg:width="28.002cm" svg:height="12.18cm" svg:x="0cm" svg:y="5.199cm" presentation:class="outline" presentation:user-transformed="true">
          <draw:text-box>
            <text:list text:style-name="L1">
              <text:list-header>
                <text:p text:style-name="P1"><text:span text:style-name="T1">Priest</text:span><text:span text:style-name="T2">: </text:span><text:span text:style-name="T16">The Lord be with you.</text:span></text:p>
              </text:list-header>
            </text:list>
            <text:list text:style-name="L6">
              <text:list-header>
                <text:p text:style-name="P1"><text:span text:style-name="T17">All</text:span><text:span text:style-name="T2">: And with your spirit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69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0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9" draw:layer="layout" svg:width="28.002cm" svg:height="12.431cm" svg:x="0cm" svg:y="5.199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70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1" draw:style-name="dp3" draw:master-page-name="Default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3">
              <text:list-header>
                <text:p text:style-name="P3"><text:span text:style-name="T2">Peace</text:span></text:p>
              </text:list-header>
            </text:list>
          </draw:text-box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2">
              <text:list-header>
                <text:p text:style-name="P1"><text:span text:style-name="T2">May the peace of the Lord be with you</text:span></text:p>
                <text:p text:style-name="P1"><text:span text:style-name="T2">With your friends and your family too</text:span></text:p>
                <text:p text:style-name="P1"><text:span text:style-name="T2">Let it be, let it grow</text:span></text:p>
                <text:p text:style-name="P1"><text:span text:style-name="T2">And everywhere you go</text:span></text:p>
                <text:p text:style-name="P1"><text:span text:style-name="T2">May the peace of the Lord follow you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7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2" draw:style-name="dp3" draw:master-page-name="Default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3">
              <text:list-header>
                <text:p text:style-name="P3"><text:span text:style-name="T2">Lamb of God</text:span></text:p>
              </text:list-header>
            </text:list>
          </draw:text-box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3">
              <text:list-header>
                <text:p text:style-name="P10"><text:span text:style-name="T2">Lamb of God, lamb of God </text:span></text:p>
                <text:p text:style-name="P10"><text:span text:style-name="T2">You take away the sins of the world</text:span></text:p>
                <text:p text:style-name="P10"><text:span text:style-name="T2">Have mercy on us, lamb of God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72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3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3">
              <text:list-header>
                <text:p text:style-name="P10"><text:span text:style-name="T2">Lamb of God, lamb of God</text:span></text:p>
                <text:p text:style-name="P10"><text:span text:style-name="T2">You take away the sins of the world</text:span></text:p>
                <text:p text:style-name="P10"><text:span text:style-name="T2">Have mercy on us, lamb of God</text:span></text:p>
                <text:p text:style-name="P10"><text:span text:style-name="T2"/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73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4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3">
              <text:list-header>
                <text:p text:style-name="P10"><text:span text:style-name="T2">Lamb of God, lamb of God </text:span></text:p>
                <text:p text:style-name="P10"><text:span text:style-name="T2">You take away the sins of the world</text:span></text:p>
                <text:p text:style-name="P10"><text:span text:style-name="T2">Grant us, grant us peace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7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5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7" draw:layer="layout" svg:width="28.002cm" svg:height="15.853cm" svg:x="0cm" svg:y="5.199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7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6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3">
              <text:list-header>
                <text:p text:style-name="P23"><text:span text:style-name="T15">All: </text:span><text:span text:style-name="T9">Lord, I am not worthy</text:span></text:p>
                <text:p text:style-name="P24"><text:span text:style-name="T9">that you should enter under my roof, <text:s/></text:span></text:p>
                <text:p text:style-name="P24"><text:span text:style-name="T9">but only say the word</text:span></text:p>
                <text:p text:style-name="P24"><text:span text:style-name="T9">and my soul shall be healed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7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7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7" draw:layer="layout" svg:width="28.002cm" svg:height="15.853cm" svg:x="0cm" svg:y="5.199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77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8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3">
              <text:list-header>
                <text:p text:style-name="P25"><text:span text:style-name="T12">Priest:</text:span><text:span text:style-name="T15"> </text:span><text:span text:style-name="T14">Behold the Lamb of God, behold him</text:span></text:p>
                <text:p text:style-name="P25"><text:span text:style-name="T14">who takes away the sins of the world.</text:span></text:p>
                <text:p text:style-name="P25"><text:span text:style-name="T14">Blessed are those called to the supper of the Lamb.</text:span></text:p>
                <text:p text:style-name="P25"><text:span text:style-name="T15">All: </text:span><text:span text:style-name="T9">Lord, I am not worthy</text:span></text:p>
                <text:p text:style-name="P26"><text:span text:style-name="T9">that you should enter under my roof, <text:s/></text:span></text:p>
                <text:p text:style-name="P26"><text:span text:style-name="T9">but only say the word</text:span></text:p>
                <text:p text:style-name="P26"><text:span text:style-name="T9">and my soul shall be healed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78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9" draw:style-name="dp1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1">
              <text:list-header>
                <text:p text:style-name="P1"><text:span text:style-name="T1">This slide is hidden.</text:span></text:p>
              </text:list-header>
            </text:list>
            <text:list text:style-name="L2">
              <text:list-header>
                <text:p text:style-name="P1"><text:span text:style-name="T2">Insert the Communion Hymns after this slide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79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0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>
          <draw:text-box>
            <text:p>In love for me</text:p>
          </draw:text-box>
        </draw:frame>
        <draw:frame presentation:style-name="pr16" draw:layer="layout" svg:width="28cm" svg:height="15.6cm" svg:x="0cm" svg:y="5.2cm" presentation:class="outline">
          <draw:text-box>
            <text:list text:style-name="L3">
              <text:list-item>
                <text:p>This is my body broken for you</text:p>
              </text:list-item>
              <text:list-item>
                <text:p>Bringing forgiveness making you free</text:p>
              </text:list-item>
              <text:list-item>
                <text:p>Take it and eat it, and when you do</text:p>
              </text:list-item>
              <text:list-item>
                <text:p>Do it in love for 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0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layer="layout" svg:width="28cm" svg:height="15.6cm" svg:x="0cm" svg:y="5.2cm" presentation:class="outline">
          <draw:text-box>
            <text:list text:style-name="L3">
              <text:list-item>
                <text:p>This is my blood poured out for you</text:p>
              </text:list-item>
              <text:list-item>
                <text:p>Bringing you wholeness, making you free</text:p>
              </text:list-item>
              <text:list-item>
                <text:p>Take it and drink it, and when you do</text:p>
              </text:list-item>
              <text:list-item>
                <text:p>Do it in love for 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1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16" draw:layer="layout" svg:width="28cm" svg:height="15.6cm" svg:x="0cm" svg:y="5.2cm" presentation:class="outline">
          <draw:text-box>
            <text:list text:style-name="L3">
              <text:list-item>
                <text:p>This is my body broken for you</text:p>
              </text:list-item>
              <text:list-item>
                <text:p>Bringing forgiveness making you free</text:p>
              </text:list-item>
              <text:list-item>
                <text:p>Take it and eat it, and when you do</text:p>
              </text:list-item>
              <text:list-item>
                <text:p>Do it in love for 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2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layer="layout" svg:width="28cm" svg:height="15.6cm" svg:x="0cm" svg:y="5.2cm" presentation:class="outline">
          <draw:text-box>
            <text:list text:style-name="L3">
              <text:list-item>
                <text:p>This is my blood poured out for you</text:p>
              </text:list-item>
              <text:list-item>
                <text:p>Bringing you wholeness, making you free</text:p>
              </text:list-item>
              <text:list-item>
                <text:p>Take it and drink it, and when you do</text:p>
              </text:list-item>
              <text:list-item>
                <text:p>Do it in love for me</text:p>
              </text:list-item>
              <text:list-item>
                <text:p>Do it in love for 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3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>
          <draw:text-box>
            <text:p>Come to the water</text:p>
          </draw:text-box>
        </draw:frame>
        <draw:frame presentation:style-name="pr16" draw:layer="layout" svg:width="28cm" svg:height="15.6cm" svg:x="0cm" svg:y="5.2cm" presentation:class="outline">
          <draw:text-box>
            <text:p text:style-name="P18"><text:span text:style-name="T19">Come to the water</text:span></text:p>
            <text:p text:style-name="P18"><text:span text:style-name="T19">You who are thirsty!</text:span></text:p>
            <text:p text:style-name="P18"><text:span text:style-name="T19">Though you have nothing,</text:span></text:p>
            <text:p text:style-name="P18"><text:span text:style-name="T19">I bid you come</text:span></text:p>
            <text:p text:style-name="P18"><text:span text:style-name="T19"/></text:p>
            <text:p text:style-name="P18"><text:span text:style-name="T20"/></text:p>
          </draw:text-box>
        </draw:frame>
        <presentation:notes draw:style-name="dp2">
          <draw:page-thumbnail draw:style-name="gr3" draw:layer="layout" svg:width="14.848cm" svg:height="11.135cm" svg:x="3.075cm" svg:y="2.257cm" draw:page-number="84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layer="layout" svg:width="28cm" svg:height="15.6cm" svg:x="0cm" svg:y="5.2cm" presentation:class="outline">
          <draw:text-box>
            <text:p text:style-name="P18"><text:span text:style-name="T19">And be filled with the goodness </text:span></text:p>
            <text:p text:style-name="P18"><text:span text:style-name="T19">I have to offer!</text:span></text:p>
            <text:p text:style-name="P18"><text:span text:style-name="T19">Come! Listen! Live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5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layer="layout" svg:width="28cm" svg:height="15.6cm" svg:x="0cm" svg:y="5.2cm" presentation:class="outline">
          <draw:text-box>
            <text:p text:style-name="P18"><text:span text:style-name="T21">Why spend your money on what cannot fill</text:span></text:p>
            <text:p text:style-name="P18"><text:span text:style-name="T21">The emptiness deep in your heart?</text:span></text:p>
            <text:p text:style-name="P18"><text:span text:style-name="T21">Listen to my word and you will enjoy</text:span></text:p>
            <text:p text:style-name="P18"><text:span text:style-name="T21">Goodness and peace in your heart!</text:span></text:p>
            <text:p text:style-name="P18"><text:span text:style-name="T20"/></text:p>
          </draw:text-box>
        </draw:frame>
        <presentation:notes draw:style-name="dp2">
          <draw:page-thumbnail draw:style-name="gr3" draw:layer="layout" svg:width="14.848cm" svg:height="11.135cm" svg:x="3.075cm" svg:y="2.257cm" draw:page-number="86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16" draw:layer="layout" svg:width="28cm" svg:height="15.6cm" svg:x="0cm" svg:y="5.2cm" presentation:class="outline">
          <draw:text-box>
            <text:p text:style-name="P18"><text:span text:style-name="T19">Come to the water</text:span></text:p>
            <text:p text:style-name="P18"><text:span text:style-name="T19">You who are thirsty!</text:span></text:p>
            <text:p text:style-name="P18"><text:span text:style-name="T19">Though you have nothing,</text:span></text:p>
            <text:p text:style-name="P18"><text:span text:style-name="T19">I bid you come</text:span></text:p>
            <text:p text:style-name="P18"><text:span text:style-name="T19"/></text:p>
            <text:p text:style-name="P18"><text:span text:style-name="T20"/></text:p>
          </draw:text-box>
        </draw:frame>
        <presentation:notes draw:style-name="dp2">
          <draw:page-thumbnail draw:style-name="gr3" draw:layer="layout" svg:width="14.848cm" svg:height="11.135cm" svg:x="3.075cm" svg:y="2.257cm" draw:page-number="87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layer="layout" svg:width="28cm" svg:height="15.6cm" svg:x="0cm" svg:y="5.2cm" presentation:class="outline">
          <draw:text-box>
            <text:p text:style-name="P18"><text:span text:style-name="T19">And be filled with the goodness </text:span></text:p>
            <text:p text:style-name="P18"><text:span text:style-name="T19">I have to offer!</text:span></text:p>
            <text:p text:style-name="P18"><text:span text:style-name="T19">Come! Listen! Live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8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layer="layout" svg:width="28cm" svg:height="15.6cm" svg:x="0cm" svg:y="5.2cm" presentation:class="outline">
          <draw:text-box>
            <text:p text:style-name="P18"><text:span text:style-name="T21">Just as the heavens are high above earth,</text:span></text:p>
            <text:p text:style-name="P18"><text:span text:style-name="T21">My ways and thoughts beyond you!</text:span></text:p>
            <text:p text:style-name="P18"><text:span text:style-name="T21">Call me your Father and know I am near</text:span></text:p>
            <text:p text:style-name="P18"><text:span text:style-name="T21">I will be Father to you!</text:span></text:p>
            <text:p text:style-name="P18"><text:span text:style-name="T20"/></text:p>
            <text:p text:style-name="P18"><text:span text:style-name="T20"/></text:p>
            <text:p text:style-name="P18"><text:span text:style-name="T20"/></text:p>
          </draw:text-box>
        </draw:frame>
        <presentation:notes draw:style-name="dp2">
          <draw:page-thumbnail draw:style-name="gr3" draw:layer="layout" svg:width="14.848cm" svg:height="11.135cm" svg:x="3.075cm" svg:y="2.257cm" draw:page-number="89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16" draw:layer="layout" svg:width="28cm" svg:height="15.6cm" svg:x="0cm" svg:y="5.2cm" presentation:class="outline">
          <draw:text-box>
            <text:p text:style-name="P18"><text:span text:style-name="T19">Come to the water</text:span></text:p>
            <text:p text:style-name="P18"><text:span text:style-name="T19">You who are thirsty!</text:span></text:p>
            <text:p text:style-name="P18"><text:span text:style-name="T19">Though you have nothing,</text:span></text:p>
            <text:p text:style-name="P18"><text:span text:style-name="T19">I bid you come</text:span></text:p>
            <text:p text:style-name="P18"><text:span text:style-name="T19"/></text:p>
            <text:p text:style-name="P18"><text:span text:style-name="T20"/></text:p>
          </draw:text-box>
        </draw:frame>
        <presentation:notes draw:style-name="dp2">
          <draw:page-thumbnail draw:style-name="gr3" draw:layer="layout" svg:width="14.848cm" svg:height="11.135cm" svg:x="3.075cm" svg:y="2.257cm" draw:page-number="90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layer="layout" svg:width="28cm" svg:height="15.6cm" svg:x="0cm" svg:y="5.2cm" presentation:class="outline">
          <draw:text-box>
            <text:p text:style-name="P18"><text:span text:style-name="T19">And be filled with the goodness </text:span></text:p>
            <text:p text:style-name="P18"><text:span text:style-name="T19">I have to offer!</text:span></text:p>
            <text:p text:style-name="P18"><text:span text:style-name="T19">Come! Listen! Live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1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>
          <draw:text-box>
            <text:p>I surrender all</text:p>
          </draw:text-box>
        </draw:frame>
        <draw:frame presentation:style-name="pr16" draw:layer="layout" svg:width="28cm" svg:height="15.6cm" svg:x="0cm" svg:y="5.2cm" presentation:class="outline" presentation:user-transformed="true">
          <draw:text-box>
            <text:p text:style-name="P18"><text:span text:style-name="T22">All to Jesus, I surrender;</text:span></text:p>
            <text:p text:style-name="P18"><text:span text:style-name="T22">All to Him I freely give;</text:span></text:p>
            <text:p text:style-name="P18"><text:span text:style-name="T22">I will ever love and trust Him, </text:span></text:p>
            <text:p text:style-name="P18"><text:span text:style-name="T22">In His presence daily live.</text:span></text:p>
            <text:p text:style-name="P18"><text:span text:style-name="T23"/></text:p>
            <text:p text:style-name="P18"/>
          </draw:text-box>
        </draw:frame>
        <presentation:notes draw:style-name="dp2">
          <draw:page-thumbnail draw:style-name="gr3" draw:layer="layout" svg:width="14.848cm" svg:height="11.135cm" svg:x="3.075cm" svg:y="2.257cm" draw:page-number="92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text-style-name="P27" draw:layer="layout" svg:width="28cm" svg:height="15.6cm" svg:x="0cm" svg:y="5.2cm" presentation:class="outline">
          <draw:text-box>
            <text:p text:style-name="P18"><text:span text:style-name="T22">I surrender all, </text:span></text:p>
            <text:p text:style-name="P18"><text:span text:style-name="T22">I surrender all,</text:span></text:p>
            <text:p text:style-name="P18"><text:span text:style-name="T22">All to Thee, my blessed Saviour,</text:span></text:p>
            <text:p text:style-name="P18"><text:span text:style-name="T22">I surrender all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3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layer="layout" svg:width="28cm" svg:height="15.6cm" svg:x="0cm" svg:y="5.2cm" presentation:class="outline">
          <draw:text-box>
            <text:p text:style-name="P18"><text:span text:style-name="T22">All to Jesus I surrender; </text:span></text:p>
            <text:p text:style-name="P18"><text:span text:style-name="T22">Humbly at His feet I bow,</text:span></text:p>
            <text:p text:style-name="P18"><text:span text:style-name="T22">Worldly pleasures all forsaken; </text:span></text:p>
            <text:p text:style-name="P18"><text:span text:style-name="T22">Take me, Jesus, take me now</text:span></text:p>
            <text:p text:style-name="P18"><text:span text:style-name="T23"/></text:p>
          </draw:text-box>
        </draw:frame>
        <presentation:notes draw:style-name="dp2">
          <draw:page-thumbnail draw:style-name="gr3" draw:layer="layout" svg:width="14.848cm" svg:height="11.135cm" svg:x="3.075cm" svg:y="2.257cm" draw:page-number="94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6" draw:master-page-name="Default" presentation:presentation-page-layout-name="AL1T1"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text-style-name="P27" draw:layer="layout" svg:width="28cm" svg:height="15.6cm" svg:x="0cm" svg:y="5.2cm" presentation:class="outline">
          <draw:text-box>
            <text:p text:style-name="P18"><text:span text:style-name="T22">I surrender all, </text:span></text:p>
            <text:p text:style-name="P18"><text:span text:style-name="T22">I surrender all,</text:span></text:p>
            <text:p text:style-name="P18"><text:span text:style-name="T22">All to Thee, my blessed Saviour,</text:span></text:p>
            <text:p text:style-name="P18"><text:span text:style-name="T22">I surrender all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5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6" draw:master-page-name="Default" presentation:presentation-page-layout-name="AL1T1"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layer="layout" svg:width="28cm" svg:height="15.6cm" svg:x="0cm" svg:y="5.2cm" presentation:class="outline">
          <draw:text-box>
            <text:p text:style-name="P18"><text:span text:style-name="T24">All to Jesus, I surrender; </text:span></text:p>
            <text:p text:style-name="P18"><text:span text:style-name="T24">Make me, Saviour, wholly Thine;</text:span></text:p>
            <text:p text:style-name="P18"><text:span text:style-name="T24">Let me feel the Holy Spirit, </text:span></text:p>
            <text:p text:style-name="P18"><text:span text:style-name="T24">Truly know that Thou art mine</text:span></text:p>
            <text:p text:style-name="P18"><text:span text:style-name="T23"><text:line-break/></text:span><text:span text:style-name="T23"/></text:p>
          </draw:text-box>
        </draw:frame>
        <presentation:notes draw:style-name="dp2">
          <draw:page-thumbnail draw:style-name="gr3" draw:layer="layout" svg:width="14.848cm" svg:height="11.135cm" svg:x="3.075cm" svg:y="2.257cm" draw:page-number="96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6" draw:master-page-name="Default" presentation:presentation-page-layout-name="AL1T1"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text-style-name="P27" draw:layer="layout" svg:width="28cm" svg:height="15.6cm" svg:x="0cm" svg:y="5.2cm" presentation:class="outline">
          <draw:text-box>
            <text:p text:style-name="P18"><text:span text:style-name="T22">I surrender all, </text:span></text:p>
            <text:p text:style-name="P18"><text:span text:style-name="T22">I surrender all,</text:span></text:p>
            <text:p text:style-name="P18"><text:span text:style-name="T22">All to Thee, my blessed Saviour,</text:span></text:p>
            <text:p text:style-name="P18"><text:span text:style-name="T22">I surrender all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7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6" draw:master-page-name="Default" presentation:presentation-page-layout-name="AL1T1"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layer="layout" svg:width="28cm" svg:height="15.6cm" svg:x="0cm" svg:y="5.2cm" presentation:class="outline">
          <draw:text-box>
            <text:p text:style-name="P18"><text:span text:style-name="T24">All to Jesus, I surrender; </text:span></text:p>
            <text:p text:style-name="P18"><text:span text:style-name="T24">Lord, I give myself to Thee;</text:span></text:p>
            <text:p text:style-name="P18"><text:span text:style-name="T24">Fill me with Thy love and power; </text:span></text:p>
            <text:p text:style-name="P18"><text:span text:style-name="T24">Let Thy blessing fall on me.</text:span></text:p>
            <text:p text:style-name="P18"/>
          </draw:text-box>
        </draw:frame>
        <presentation:notes draw:style-name="dp2">
          <draw:page-thumbnail draw:style-name="gr3" draw:layer="layout" svg:width="14.848cm" svg:height="11.135cm" svg:x="3.075cm" svg:y="2.257cm" draw:page-number="98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6" draw:master-page-name="Default" presentation:presentation-page-layout-name="AL1T1">
        <draw:frame presentation:style-name="pr15" draw:layer="layout" svg:width="28cm" svg:height="3.507cm" svg:x="0cm" svg:y="0.836cm" presentation:class="title" presentation:placeholder="true">
          <draw:text-box/>
        </draw:frame>
        <draw:frame presentation:style-name="pr16" draw:text-style-name="P27" draw:layer="layout" svg:width="28cm" svg:height="15.6cm" svg:x="0cm" svg:y="5.2cm" presentation:class="outline">
          <draw:text-box>
            <text:p text:style-name="P18"><text:span text:style-name="T22">I surrender all, </text:span></text:p>
            <text:p text:style-name="P18"><text:span text:style-name="T22">I surrender all,</text:span></text:p>
            <text:p text:style-name="P18"><text:span text:style-name="T22">All to Thee, my blessed Saviour,</text:span></text:p>
            <text:p text:style-name="P18"><text:span text:style-name="T22">I surrender all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9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9" draw:layer="layout" svg:width="28.002cm" svg:height="12.431cm" svg:x="0cm" svg:y="5.199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100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1" draw:style-name="dp3" draw:master-page-name="Default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3">
              <text:list-header>
                <text:p text:style-name="P3"><text:span text:style-name="T2">Second Collection</text:span></text:p>
              </text:list-header>
            </text:list>
          </draw:text-box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3">
              <text:list-header>
                <text:p text:style-name="P9"><text:span text:style-name="T9">What you contribute now </text:span></text:p>
                <text:p text:style-name="P9"><text:span text:style-name="T9">is for the support of our </text:span></text:p>
                <text:p text:style-name="P9"><text:span text:style-name="T9">parish and its mission.</text:span></text:p>
                <text:p text:style-name="P9"><text:span text:style-name="T9"/></text:p>
                <text:p text:style-name="P9"><text:span text:style-name="T10">Thank you for your generosity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0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2" draw:style-name="dp1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1">
              <text:list-header>
                <text:p text:style-name="P1"><text:span text:style-name="T1">This slide is hidden.</text:span></text:p>
              </text:list-header>
            </text:list>
            <text:list text:style-name="L2">
              <text:list-header>
                <text:p text:style-name="P1"><text:span text:style-name="T2">Insert the Notices for the week after this slide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02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3" draw:style-name="dp1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1">
              <text:list-header>
                <text:p text:style-name="P1"><text:span text:style-name="T1">This slide is hidden.</text:span></text:p>
              </text:list-header>
            </text:list>
            <text:list text:style-name="L2">
              <text:list-header>
                <text:p text:style-name="P1"><text:span text:style-name="T2">The next slide can be used for videos. </text:span></text:p>
                <text:p text:style-name="P1"><text:span text:style-name="T2">Insert the video into the slide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03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4" draw:style-name="dp3" draw:master-page-name="Default" presentation:presentation-page-layout-name="AL1T1">
        <draw:frame presentation:style-name="pr21" draw:layer="layout" svg:width="28.002cm" svg:height="21.25cm" svg:x="0cm" svg:y="-0.001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10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5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2" draw:text-style-name="P2" draw:layer="layout" svg:width="28.002cm" svg:height="16.241cm" svg:x="0cm" svg:y="5.198cm" presentation:class="outline" presentation:user-transformed="true">
          <draw:text-box>
            <text:list text:style-name="L1">
              <text:list-header>
                <text:p text:style-name="P1"><text:span text:style-name="T1">Priest:</text:span><text:span text:style-name="T2"> </text:span><text:span text:style-name="T16">The Lord be with you.</text:span></text:p>
              </text:list-header>
            </text:list>
            <text:list text:style-name="L6">
              <text:list-header>
                <text:p text:style-name="P1"><text:span text:style-name="T17">All:</text:span><text:span text:style-name="T2"> And with your spirit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0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6" draw:style-name="dp3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9" draw:layer="layout" svg:width="28.002cm" svg:height="12.431cm" svg:x="0cm" svg:y="5.199cm" presentation:class="outline" presentation:placeholder="true" presentation:user-transformed="true">
          <draw:text-box/>
        </draw:frame>
        <presentation:notes draw:style-name="dp2">
          <draw:page-thumbnail draw:layer="layout" svg:width="14.847cm" svg:height="11.134cm" svg:x="3.074cm" svg:y="2.258cm" draw:page-number="10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7" draw:style-name="dp1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1">
              <text:list-header>
                <text:p text:style-name="P1"><text:span text:style-name="T1">This slide is hidden.</text:span></text:p>
              </text:list-header>
            </text:list>
            <text:list text:style-name="L2">
              <text:list-header>
                <text:p text:style-name="P1"><text:span text:style-name="T2">Insert the Recessional Hymns after this slide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07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8" draw:style-name="dp6" draw:master-page-name="Default" presentation:presentation-page-layout-name="AL1T1">
        <office:forms form:automatic-focus="false" form:apply-design-mode="false"/>
        <draw:frame presentation:style-name="pr15" draw:layer="layout" svg:width="25.199cm" svg:height="3.507cm" svg:x="1.4cm" svg:y="0.836cm" presentation:class="title">
          <draw:text-box>
            <text:p>It's no longer I that liveth</text:p>
          </draw:text-box>
        </draw:frame>
        <draw:frame presentation:style-name="pr13" draw:layer="layout" svg:width="28cm" svg:height="12.179cm" svg:x="0cm" svg:y="5.2cm" presentation:class="outline" presentation:user-transformed="true">
          <draw:text-box>
            <text:list text:style-name="L3">
              <text:list-item>
                <text:p>It's no longer I that liveth</text:p>
              </text:list-item>
              <text:list-item>
                <text:p>But Christ that liveth in me</text:p>
              </text:list-item>
              <text:list-item>
                <text:p>It's no longer I that liveth</text:p>
              </text:list-item>
              <text:list-item>
                <text:p>But Christ that liveth in 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8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6" draw:master-page-name="Default" presentation:presentation-page-layout-name="AL1T1">
        <office:forms form:automatic-focus="false" form:apply-design-mode="false"/>
        <draw:frame presentation:style-name="pr15" draw:layer="layout" svg:width="25.199cm" svg:height="3.507cm" svg:x="1.4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3">
              <text:list-item>
                <text:p>He lives, he lives</text:p>
              </text:list-item>
              <text:list-item>
                <text:p>Jesus is alive in me</text:p>
              </text:list-item>
              <text:list-item>
                <text:p>It's no longer I that liveth</text:p>
              </text:list-item>
              <text:list-item>
                <text:p>But Christ that liveth in 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9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6" draw:master-page-name="Default" presentation:presentation-page-layout-name="AL1T1">
        <office:forms form:automatic-focus="false" form:apply-design-mode="false"/>
        <draw:frame presentation:style-name="pr15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list text:style-name="L3">
              <text:list-item>
                <text:p>It's no longer I that liveth</text:p>
              </text:list-item>
              <text:list-item>
                <text:p>But Christ that liveth in me</text:p>
              </text:list-item>
              <text:list-item>
                <text:p>It's no longer I that liveth</text:p>
              </text:list-item>
              <text:list-item>
                <text:p>But Christ that liveth in 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0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6" draw:master-page-name="Default" presentation:presentation-page-layout-name="AL1T1">
        <draw:frame presentation:style-name="pr15" draw:layer="layout" svg:width="25.199cm" svg:height="3.507cm" svg:x="1.4cm" svg:y="0.836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list text:style-name="L3">
              <text:list-item>
                <text:p>He lives, he lives</text:p>
              </text:list-item>
              <text:list-item>
                <text:p>Jesus is alive in me</text:p>
              </text:list-item>
              <text:list-item>
                <text:p>It's no longer I that liveth</text:p>
              </text:list-item>
              <text:list-item>
                <text:p>But Christ that liveth in 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1" presentation:class="page"/>
          <draw:frame presentation:style-name="pr1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1">
        <draw:frame presentation:style-name="pr1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1" draw:text-style-name="P2" draw:layer="layout" svg:width="28.002cm" svg:height="15.8cm" svg:x="0cm" svg:y="5.199cm" presentation:class="outline" presentation:user-transformed="true">
          <draw:text-box>
            <text:list text:style-name="L1">
              <text:list-header>
                <text:p text:style-name="P1"><text:span text:style-name="T1">This slide is hidden.</text:span></text:p>
              </text:list-header>
            </text:list>
            <text:list text:style-name="L2">
              <text:list-header>
                <text:p text:style-name="P1"><text:span text:style-name="T2">Insert the final slide here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12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pperplate Gothic Bold" svg:font-family="'Copperplate Gothic Bold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9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style:font-name="Arial" fo:font-family="Arial" style:font-family-generic="roman" style:font-pitch="variable" fo:font-size="40pt" fo:language="en" fo:country="US" fo:font-style="normal" fo:text-shadow="none" style:text-underline-style="none" fo:font-weight="normal" style:font-name-asian="DejaVu Sans1" style:font-family-asian="'DejaVu Sans'" style:font-pitch-asian="variable" style:font-size-asian="40pt" style:font-style-asian="normal" style:font-weight-asian="normal" style:font-name-complex="DejaVu Sans1" style:font-family-complex="'DejaVu Sans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center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198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097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097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097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097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097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position="0% 100%" style:font-name="Arial" fo:font-family="Arial" style:font-family-generic="roman" style:font-pitch="variable" fo:font-size="44pt" fo:font-style="normal" fo:text-shadow="none" style:text-underline-style="none" fo:font-weight="bold" style:font-name-asian="DejaVu Sans1" style:font-family-asian="'DejaVu Sans'" style:font-pitch-asian="variable" style:font-size-asian="44pt" style:font-style-asian="normal" style:font-weight-asian="bold" style:font-name-complex="DejaVu Sans1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9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DejaVu Sans1" style:font-family-asian="'DejaVu Sans'" style:font-pitch-asian="variable" style:font-size-asian="40pt" style:font-style-asian="normal" style:font-weight-asian="normal" style:font-name-complex="DejaVu Sans1" style:font-family-complex="'DejaVu Sans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center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position="0% 100%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1" style:font-family-asian="'DejaVu Sans'" style:font-pitch-asian="variable" style:font-size-asian="44pt" style:font-style-asian="normal" style:font-weight-asian="bold" style:font-name-complex="DejaVu Sans1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000000" style:font-name="Times New Roman" fo:font-size="14pt" fo:language="en" fo:country="AU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7.997cm" svg:height="12.175cm" svg:x="-0.001cm" svg:y="5.198cm" presentation:class="outline" presentation:placeholder="true">
        <draw:text-box/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5" draw:layer="backgroundobjects" svg:width="9.106cm" svg:height="1.482cm" svg:x="0cm" svg:y="0cm" presentation:class="header">
          <draw:text-box>
            <text:list text:style-name="ML1">
              <text:list-header>
                <text:p text:style-name="MP4"><text:span text:style-name="MT1"><presentation:header/></text:span></text:p>
              </text:list-header>
            </text:list>
          </draw:text-box>
        </draw:frame>
        <draw:frame draw:style-name="Mgr5" draw:text-style-name="MP7" draw:layer="backgroundobjects" svg:width="9.106cm" svg:height="1.482cm" svg:x="11.889cm" svg:y="0cm" presentation:class="date-time">
          <draw:text-box>
            <text:list text:style-name="ML1">
              <text:list-header>
                <text:p text:style-name="MP6"><text:span text:style-name="MT1"><presentation:date-time/></text:span></text:p>
              </text:list-header>
            </text:list>
          </draw:text-box>
        </draw:frame>
        <draw:frame draw:style-name="Mgr6" draw:text-style-name="MP5" draw:layer="backgroundobjects" svg:width="9.106cm" svg:height="1.482cm" svg:x="0cm" svg:y="28.213cm" presentation:class="footer">
          <draw:text-box>
            <text:list text:style-name="ML1">
              <text:list-header>
                <text:p text:style-name="MP4"><text:span text:style-name="MT1"><presentation:footer/></text:span></text:p>
              </text:list-header>
            </text:list>
          </draw:text-box>
        </draw:frame>
        <draw:frame draw:style-name="Mgr7" draw:text-style-name="MP7" draw:layer="backgroundobjects" svg:width="9.106cm" svg:height="1.482cm" svg:x="11.889cm" svg:y="28.213cm" presentation:class="page-number">
          <draw:text-box>
            <text:list text:style-name="ML1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93cm" svg:height="3.501cm" svg:x="1.397cm" svg:y="0.837cm" presentation:class="title" presentation:placeholder="true">
        <draw:text-box/>
      </draw:frame>
      <draw:frame presentation:style-name="Title1-outline1" draw:layer="backgroundobjects" svg:width="27.997cm" svg:height="12.175cm" svg:x="-0.001cm" svg:y="5.198cm" presentation:class="outline" presentation:placeholder="true">
        <draw:text-box/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Title1-title" draw:layer="backgroundobjects" svg:width="14.843cm" svg:height="11.13cm" svg:x="3.073cm" svg:y="2.258cm" presentation:class="page"/>
        <draw:frame presentation:style-name="Title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5" draw:layer="backgroundobjects" svg:width="9.106cm" svg:height="1.482cm" svg:x="0cm" svg:y="0cm" presentation:class="header">
          <draw:text-box>
            <text:list text:style-name="ML1">
              <text:list-header>
                <text:p text:style-name="MP4"><text:span text:style-name="MT1"><presentation:header/></text:span></text:p>
              </text:list-header>
            </text:list>
          </draw:text-box>
        </draw:frame>
        <draw:frame presentation:style-name="Mpr2" draw:text-style-name="MP7" draw:layer="backgroundobjects" svg:width="9.106cm" svg:height="1.482cm" svg:x="11.889cm" svg:y="0cm" presentation:class="date-time">
          <draw:text-box>
            <text:list text:style-name="ML1">
              <text:list-header>
                <text:p text:style-name="MP6"><text:span text:style-name="MT1"><presentation:date-time/></text:span></text:p>
              </text:list-header>
            </text:list>
          </draw:text-box>
        </draw:frame>
        <draw:frame presentation:style-name="Mpr3" draw:text-style-name="MP5" draw:layer="backgroundobjects" svg:width="9.106cm" svg:height="1.482cm" svg:x="0cm" svg:y="28.213cm" presentation:class="footer">
          <draw:text-box>
            <text:list text:style-name="ML1">
              <text:list-header>
                <text:p text:style-name="MP4"><text:span text:style-name="MT1"><presentation:footer/></text:span></text:p>
              </text:list-header>
            </text:list>
          </draw:text-box>
        </draw:frame>
        <draw:frame presentation:style-name="Mpr4" draw:text-style-name="MP7" draw:layer="backgroundobjects" svg:width="9.106cm" svg:height="1.482cm" svg:x="11.889cm" svg:y="28.213cm" presentation:class="page-number">
          <draw:text-box>
            <text:list text:style-name="ML1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4:15:31</meta:creation-date>
    <dc:creator>irvy </dc:creator>
    <dc:date>2014-02-26T18:44:04.023567879</dc:date>
    <meta:editing-cycles>17</meta:editing-cycles>
    <meta:editing-duration>PT1H43M22S</meta:editing-duration>
    <meta:generator>LibreOffice/4.1.3.2$Linux_x86 LibreOffice_project/410m0$Build-2</meta:generator>
    <meta:document-statistic meta:object-count="475"/>
  </office:meta>
</office:document-meta>
</file>